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1F000000D2EF81329C.svm" manifest:media-type=""/>
  <manifest:file-entry manifest:full-path="Pictures/2000002A000004300000015FE51230E7.svm" manifest:media-type=""/>
  <manifest:file-entry manifest:full-path="Pictures/2000001200000117000000D23238C21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03cm" draw:marker-start-width="0.503cm" draw:marker-end-width="0.503cm" draw:fill="solid" draw:fill-color="#ffd320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TexMathsArgs="28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8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40§display§\degree{\state} =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0.492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397cm" svg:x="5.953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65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413cm" svg:y="0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731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509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762cm" svg:y1="5.445cm" svg:x2="3.667cm" svg:y2="1.889cm">
          <text:p/>
        </draw:line>
        <draw:line draw:style-name="gr4" draw:text-style-name="P1" draw:layer="layout" svg:x1="1.889cm" svg:y1="5.953cm" svg:x2="5.953cm" svg:y2="4.556cm">
          <text:p/>
        </draw:line>
        <draw:line draw:style-name="gr3" draw:text-style-name="P1" draw:layer="layout" svg:x1="4.81cm" svg:y1="1.381cm" svg:x2="9.509cm" svg:y2="2.143cm">
          <text:p/>
        </draw:line>
        <draw:line draw:style-name="gr4" draw:text-style-name="P1" draw:layer="layout" svg:x1="7.096cm" svg:y1="3.921cm" svg:x2="9.636cm" svg:y2="2.524cm">
          <text:p/>
        </draw:line>
        <draw:line draw:style-name="gr4" draw:text-style-name="P1" draw:layer="layout" svg:x1="7.35cm" svg:y1="4.556cm" svg:x2="12.938cm" svg:y2="5.318cm">
          <text:p/>
        </draw:line>
        <draw:line draw:style-name="gr4" draw:text-style-name="P1" draw:layer="layout" svg:x1="7.096cm" svg:y1="4.937cm" svg:x2="8.366cm" svg:y2="6.969cm">
          <text:p/>
        </draw:line>
        <draw:line draw:style-name="gr4" draw:text-style-name="P1" draw:layer="layout" svg:x1="4.556cm" svg:y1="1.889cm" svg:x2="6.08cm" svg:y2="3.921cm">
          <text:p/>
        </draw:line>
        <draw:frame draw:style-name="gr5" draw:text-style-name="P1" draw:layer="layout" svg:width="0.778cm" svg:height="0.585cm" svg:x="2.524cm" svg:y="1.381cm">
          <draw:image xlink:href="Pictures/2000001200000117000000D23238C218.svm" xlink:type="simple" xlink:show="embed" xlink:actuate="onLoad">
            <text:p/>
          </draw:image>
        </draw:frame>
        <draw:frame draw:style-name="gr5" draw:text-style-name="P1" draw:layer="layout" svg:width="0.778cm" svg:height="0.585cm" svg:x="0.222cm" svg:y="6.638cm">
          <draw:image xlink:href="Pictures/2000001200000117000000D23238C218.svm" xlink:type="simple" xlink:show="embed" xlink:actuate="onLoad">
            <text:p/>
          </draw:image>
        </draw:frame>
        <draw:frame draw:style-name="gr5" draw:text-style-name="P1" draw:layer="layout" svg:width="0.778cm" svg:height="0.585cm" svg:x="12.795cm" svg:y="6.13cm">
          <draw:image xlink:href="Pictures/2000001200000117000000D23238C218.svm" xlink:type="simple" xlink:show="embed" xlink:actuate="onLoad">
            <text:p/>
          </draw:image>
        </draw:frame>
        <draw:frame draw:style-name="gr6" draw:text-style-name="P1" draw:layer="layout" svg:width="0.801cm" svg:height="0.585cm" svg:x="5.429cm" svg:y="5.191cm">
          <draw:image xlink:href="Pictures/200000120000011F000000D2EF81329C.svm" xlink:type="simple" xlink:show="embed" xlink:actuate="onLoad">
            <text:p/>
          </draw:image>
        </draw:frame>
        <draw:frame draw:style-name="gr7" draw:text-style-name="P1" draw:layer="layout" svg:width="4.284cm" svg:height="1.4cm" svg:x="6.217cm" svg:y="0.066cm">
          <draw:image xlink:href="Pictures/2000002A000004300000015FE51230E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26T13:28:32</meta:creation-date>
    <dc:date>2013-05-19T14:12:49</dc:date>
    <dc:creator>Jack Reilly</dc:creator>
    <meta:editing-duration>PT6M30S</meta:editing-duration>
    <meta:editing-cycles>7</meta:editing-cycles>
    <meta:generator>LibreOffice/3.6$MacOSX_x86 LibreOffice_project/2ef5aff-a6fb0ff-166bdff-cf087ad-0f1389</meta:generator>
    <meta:document-statistic meta:object-count="18"/>
  </office:meta>
</office:document-meta>
</file>